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9D000006D4F275569DC5CF8DA9.jpg" manifest:media-type="image/jpeg"/>
  <manifest:file-entry manifest:full-path="Pictures/100000000000000800000008B2AA4E6A4F6D2D73.png" manifest:media-type="image/png"/>
  <manifest:file-entry manifest:full-path="Pictures/100000000000000800000008AEB03D6432C48F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PA P明朝" svg:font-family="'IPA P明朝'" style:font-pitch="variable"/>
    <style:font-face style:name="IPAexゴシック" svg:font-family="IPAexゴシック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IPAexゴシック" fo:font-size="14pt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IPAexゴシック" fo:font-size="18pt" style:font-size-asian="18pt" style:font-size-complex="18pt"/>
    </style:style>
    <style:style style:name="P3" style:family="paragraph" style:parent-style-name="Frame_20_contents">
      <style:text-properties fo:font-size="10.25pt" style:font-name-asian="IPA P明朝" style:font-size-asian="9pt" style:font-size-complex="10.25pt"/>
    </style:style>
    <style:style style:name="P4" style:family="paragraph" style:parent-style-name="Frame_20_contents">
      <style:paragraph-properties fo:line-height="150%" fo:text-align="justify" fo:text-align-last="justify" style:justify-single-word="false" style:register-true="true"/>
      <style:text-properties fo:font-size="9pt" officeooo:paragraph-rsid="0026692e" style:font-size-asian="9pt" style:font-size-complex="9pt"/>
    </style:style>
    <style:style style:name="P5" style:family="paragraph" style:parent-style-name="Frame_20_contents">
      <style:text-properties fo:font-size="12pt" style:font-name-asian="IPA P明朝" style:font-size-asian="12pt" style:font-size-complex="12pt"/>
    </style:style>
    <style:style style:name="P6" style:family="paragraph" style:parent-style-name="Frame_20_contents">
      <style:paragraph-properties fo:line-height="150%"/>
    </style:style>
    <style:style style:name="P7" style:family="paragraph" style:parent-style-name="Frame_20_contents">
      <style:paragraph-properties fo:line-height="150%"/>
      <style:text-properties officeooo:rsid="003666fc" officeooo:paragraph-rsid="003666fc"/>
    </style:style>
    <style:style style:name="P8" style:family="paragraph" style:parent-style-name="Frame_20_contents">
      <style:text-properties officeooo:rsid="00374437" officeooo:paragraph-rsid="00374437"/>
    </style:style>
    <style:style style:name="P9" style:family="paragraph" style:parent-style-name="Frame_20_contents">
      <style:text-properties officeooo:paragraph-rsid="00374437"/>
    </style:style>
    <style:style style:name="P10" style:family="paragraph" style:parent-style-name="Frame_20_contents">
      <style:text-properties officeooo:rsid="00387228" officeooo:paragraph-rsid="00387228"/>
    </style:style>
    <style:style style:name="P11" style:family="paragraph" style:parent-style-name="Frame_20_contents">
      <style:paragraph-properties fo:line-height="150%"/>
      <style:text-properties fo:font-size="4.55000019073486pt" officeooo:rsid="003666fc" officeooo:paragraph-rsid="003666fc" style:font-size-asian="4pt" style:font-size-complex="4.55000019073486pt"/>
    </style:style>
    <style:style style:name="P12" style:family="paragraph" style:parent-style-name="Frame_20_contents">
      <style:text-properties style:font-name="IPAゴシック" fo:font-size="7pt" officeooo:rsid="003978ba" officeooo:paragraph-rsid="003978ba" style:font-name-asian="IPAゴシック" style:font-size-asian="7pt" style:font-size-complex="7pt"/>
    </style:style>
    <style:style style:name="P13" style:family="paragraph" style:parent-style-name="Frame_20_contents">
      <style:text-properties fo:font-size="6pt" officeooo:paragraph-rsid="003978ba" style:font-name-asian="IPAゴシック" style:font-size-asian="6pt" style:font-size-complex="6pt"/>
    </style:style>
    <style:style style:name="P14" style:family="paragraph" style:parent-style-name="Frame_20_contents">
      <style:paragraph-properties fo:line-height="115%" fo:text-align="start" style:justify-single-word="false"/>
      <style:text-properties fo:font-size="10pt" officeooo:rsid="003e3586" officeooo:paragraph-rsid="003e3586" style:font-size-asian="10pt" style:font-size-complex="10pt"/>
    </style:style>
    <style:style style:name="P15" style:family="paragraph" style:parent-style-name="Frame_20_contents">
      <style:paragraph-properties fo:line-height="115%" fo:text-align="start" style:justify-single-word="false"/>
      <style:text-properties officeooo:paragraph-rsid="00468fb3"/>
    </style:style>
    <style:style style:name="P16" style:family="paragraph" style:parent-style-name="Frame_20_contents" style:master-page-name="">
      <style:paragraph-properties fo:line-height="150%" fo:text-align="justify" fo:text-align-last="justify" style:justify-single-word="false" style:register-true="true" style:page-number="auto"/>
      <style:text-properties fo:font-size="9pt" officeooo:paragraph-rsid="00249712" style:font-size-asian="9pt" style:font-size-complex="9pt"/>
    </style:style>
    <style:style style:name="P17" style:family="paragraph" style:parent-style-name="Frame_20_contents" style:master-page-name="">
      <style:paragraph-properties fo:line-height="130%" style:page-number="auto"/>
      <style:text-properties style:font-name="IPA P明朝" fo:font-size="8pt" style:font-name-asian="IPA P明朝" style:font-size-asian="8pt" style:font-size-complex="8pt"/>
    </style:style>
    <style:style style:name="P18" style:family="paragraph" style:parent-style-name="Frame_20_contents">
      <style:paragraph-properties fo:margin-left="0cm" fo:margin-right="0cm" fo:line-height="0.801cm" fo:text-align="justify" fo:text-align-last="justify" style:justify-single-word="false" fo:text-indent="0cm" style:auto-text-indent="false"/>
      <style:text-properties style:font-name="IPA P明朝" fo:font-size="16pt" officeooo:paragraph-rsid="002aade5" style:font-name-asian="IPA P明朝" style:font-size-asian="16pt" style:font-size-complex="16pt"/>
    </style:style>
    <style:style style:name="P19" style:family="paragraph" style:parent-style-name="Frame_20_contents">
      <style:paragraph-properties fo:margin-left="0cm" fo:margin-right="0cm" fo:line-height="0.801cm" fo:text-align="justify" fo:text-align-last="justify" style:justify-single-word="true" fo:text-indent="0cm" style:auto-text-indent="false" style:vertical-align="middle"/>
      <style:text-properties style:font-name="IPA P明朝" fo:font-size="16pt" officeooo:paragraph-rsid="002aade5" style:font-name-asian="IPA P明朝" style:font-size-asian="16pt" style:font-size-complex="16pt"/>
    </style:style>
    <style:style style:name="P20" style:family="paragraph" style:parent-style-name="Frame_20_contents">
      <style:paragraph-properties fo:margin-left="0cm" fo:margin-right="0cm" fo:line-height="0.801cm" fo:text-align="justify" fo:text-align-last="justify" style:justify-single-word="false" fo:text-indent="0cm" style:auto-text-indent="false" style:vertical-align="middle"/>
      <style:text-properties style:font-name="IPA P明朝" fo:font-size="9pt" officeooo:paragraph-rsid="002aade5" style:font-name-asian="IPA P明朝" style:font-size-asian="9pt" style:font-size-complex="9pt"/>
    </style:style>
    <style:style style:name="P21" style:family="paragraph" style:parent-style-name="Frame_20_contents">
      <style:paragraph-properties fo:margin-left="0cm" fo:margin-right="0cm" fo:line-height="0.801cm" fo:text-align="justify" fo:text-align-last="justify" style:justify-single-word="false" fo:text-indent="0cm" style:auto-text-indent="false"/>
      <style:text-properties style:font-name="IPA P明朝" fo:font-size="18pt" officeooo:paragraph-rsid="002aade5" style:font-name-asian="IPA P明朝" style:font-size-asian="18pt" style:font-size-complex="18pt"/>
    </style:style>
    <style:style style:name="P22" style:family="paragraph" style:parent-style-name="Standard">
      <style:paragraph-properties fo:line-height="150%" fo:text-align="justify" fo:text-align-last="justify" style:justify-single-word="false" style:register-true="true"/>
      <style:text-properties fo:font-size="9pt" officeooo:paragraph-rsid="0026692e" style:font-size-asian="9pt" style:font-size-complex="9pt"/>
    </style:style>
    <style:style style:name="P23" style:family="paragraph" style:parent-style-name="Frame_20_contents">
      <style:paragraph-properties fo:margin-left="0.741cm" fo:margin-right="0cm" fo:text-indent="0cm" style:auto-text-indent="false"/>
      <style:text-properties style:font-name="IPA P明朝" fo:font-size="10pt" fo:letter-spacing="0.085cm" officeooo:paragraph-rsid="002a9001" style:font-name-asian="IPA P明朝" style:font-size-asian="10pt" style:font-size-complex="10pt"/>
    </style:style>
    <style:style style:name="P24" style:family="paragraph" style:parent-style-name="Frame_20_contents">
      <style:paragraph-properties fo:margin-left="0.926cm" fo:margin-right="0cm" fo:text-indent="0cm" style:auto-text-indent="false"/>
      <style:text-properties fo:font-size="12pt" style:font-name-asian="IPA P明朝" style:font-size-asian="12pt" style:font-size-complex="12pt"/>
    </style:style>
    <style:style style:name="P25" style:family="paragraph" style:parent-style-name="Frame_20_contents">
      <style:paragraph-properties fo:margin-left="1.482cm" fo:margin-right="0cm" fo:text-indent="0cm" style:auto-text-indent="false"/>
      <style:text-properties style:font-name="IPA P明朝" fo:font-size="10pt" style:font-name-asian="IPA P明朝" style:font-size-asian="10pt" style:font-size-complex="10pt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Frame_20_contents">
      <style:paragraph-properties fo:margin-left="0.37cm" fo:margin-right="0cm" fo:line-height="130%" fo:text-indent="0cm" style:auto-text-indent="false"/>
      <style:text-properties style:font-name="IPA P明朝" fo:font-size="8pt" style:font-name-asian="IPA P明朝" style:font-size-asian="8pt" style:font-size-complex="8pt"/>
    </style:style>
    <style:style style:name="P28" style:family="paragraph" style:parent-style-name="Frame_20_contents">
      <style:paragraph-properties fo:margin-left="0.556cm" fo:margin-right="0cm" fo:line-height="130%" fo:text-indent="0cm" style:auto-text-indent="false"/>
      <style:text-properties style:font-name="IPA P明朝" fo:font-size="7pt" style:font-name-asian="IPA P明朝" style:font-size-asian="7pt" style:font-size-complex="7pt"/>
    </style:style>
    <style:style style:name="P29" style:family="paragraph" style:parent-style-name="Frame_20_contents">
      <style:text-properties fo:font-size="6pt" officeooo:rsid="003978ba" officeooo:paragraph-rsid="003978ba" style:font-name-asian="IPAゴシック" style:font-size-asian="6pt" style:font-size-complex="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etter-spacing="-0.071cm" style:font-size-asian="18pt" style:font-size-complex="18pt"/>
    </style:style>
    <style:style style:name="T3" style:family="text">
      <style:text-properties officeooo:rsid="003978ba"/>
    </style:style>
    <style:style style:name="T4" style:family="text">
      <style:text-properties fo:font-size="10pt" fo:letter-spacing="-0.071cm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cm" fo:margin-right="0cm" style:wrap="run-through" style:number-wrapped-paragraphs="no-limit" style:vertical-pos="from-top" style:vertical-rel="page" style:horizontal-pos="from-left" style:horizontal-rel="page" draw:opacity="0%" fo:padding="0cm" fo:border="none"/>
    </style:style>
    <style:style style:name="fr2" style:family="graphic" style:parent-style-name="Frame">
      <style:graphic-properties style:wrap="run-through" style:number-wrapped-paragraphs="no-limit" style:vertical-pos="from-top" style:vertical-rel="frame" style:horizontal-pos="from-left" style:horizontal-rel="frame" draw:opacity="0%" fo:padding="0cm" fo:border="none"/>
    </style:style>
    <style:style style:name="fr3" style:family="graphic" style:parent-style-name="Frame">
      <style:graphic-properties style:wrap="run-through" style:number-wrapped-paragraphs="no-limit" style:vertical-pos="from-top" style:vertical-rel="frame" style:horizontal-pos="from-left" style:horizontal-rel="frame" draw:opacity="0%" fo:padding="0cm" fo:border="none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frame-content" style:horizontal-pos="from-left" style:horizontal-rel="page" draw:opacity="0%" fo:padding="0cm" fo:border="none" draw:textarea-vertical-align="middle"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frame" style:horizontal-pos="from-left" style:horizontal-rel="page" fo:padding="0cm" fo:border="none" style:writing-mode="tb-rl"/>
    </style:style>
    <style:style style:name="fr6" style:family="graphic" style:parent-style-name="Frame">
      <style:graphic-properties style:wrap="run-through" style:number-wrapped-paragraphs="no-limit" style:vertical-pos="from-top" style:vertical-rel="frame" style:horizontal-pos="from-left" style:horizontal-rel="frame" draw:opacity="0%" fo:padding="0cm" fo:border="none" style:writing-mode="tb-rl">
        <style:columns fo:column-count="1" fo:column-gap="0cm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frame" style:horizontal-pos="from-left" style:horizontal-rel="frame" fo:padding="0cm" fo:border="none" style:writing-mode="page"/>
    </style:style>
    <style:style style:name="fr8" style:family="graphic" style:parent-style-name="Frame">
      <style:graphic-properties style:run-through="foreground" style:wrap="none" style:vertical-pos="from-top" style:vertical-rel="frame" style:horizontal-pos="from-left" style:horizontal-rel="frame" fo:padding="0cm" fo:border="none" style:writing-mode="page"/>
    </style:style>
    <style:style style:name="fr9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writing-mode="tb-rl"/>
    </style:style>
    <style:style style:name="fr10" style:family="graphic" style:parent-style-name="Frame">
      <style:graphic-properties fo:margin-left="0.499cm" fo:margin-right="0cm" style:run-through="foreground" style:wrap="none" style:vertical-pos="from-top" style:vertical-rel="paragraph" style:horizontal-pos="from-left" style:horizontal-rel="paragraph" fo:padding="0cm" fo:border="none" style:writing-mode="page"/>
    </style:style>
    <style:style style:name="fr1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writing-mode="page"/>
    </style:style>
    <style:style style:name="fr12" style:family="graphic" style:parent-style-name="Frame">
      <style:graphic-properties style:print-content="false" style:wrap="run-through" style:number-wrapped-paragraphs="no-limit" style:vertical-pos="from-top" style:vertical-rel="frame" style:horizontal-pos="from-left" style:horizontal-rel="page" fo:padding="0cm" fo:border="none">
        <style:columns fo:column-count="1" fo:column-gap="0cm"/>
      </style:graphic-properties>
    </style:style>
    <style:style style:name="fr13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cm" fo:border="none"/>
    </style:style>
    <style:style style:name="fr14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 style:writing-mode="tb-rl">
        <style:columns fo:column-count="1" fo:column-gap="0cm"/>
      </style:graphic-properties>
    </style:style>
    <style:style style:name="fr15" style:family="graphic" style:parent-style-name="Frame">
      <style:graphic-properties style:vertical-pos="from-top" style:vertical-rel="frame" style:horizontal-pos="from-left" style:horizontal-rel="frame" fo:padding="0cm" fo:border="none"/>
    </style:style>
    <style:style style:name="fr16" style:family="graphic" style:parent-style-name="Frame">
      <style:graphic-properties style:wrap="none" style:vertical-pos="from-top" style:vertical-rel="paragraph" style:horizontal-pos="from-left" style:horizontal-rel="paragraph" fo:padding="0cm" fo:border="none"/>
    </style:style>
    <style:style style:name="fr17" style:family="graphic" style:parent-style-name="Frame">
      <style:graphic-properties style:wrap="right" style:number-wrapped-paragraphs="no-limit" style:vertical-pos="from-top" style:vertical-rel="frame" style:horizontal-pos="from-left" style:horizontal-rel="frame" fo:padding="0cm" fo:border="none">
        <style:columns fo:column-count="1" fo:column-gap="0cm"/>
      </style:graphic-properties>
    </style:style>
    <style:style style:name="fr18" style:family="graphic" style:parent-style-name="Frame">
      <style:graphic-properties style:wrap="run-through" style:number-wrapped-paragraphs="no-limit" style:vertical-pos="from-top" style:vertical-rel="frame-content" style:horizontal-pos="from-left" style:horizontal-rel="page" draw:opacity="0%" fo:padding="0cm" fo:border="none"/>
    </style:style>
    <style:style style:name="fr19" style:family="graphic" style:parent-style-name="Frame">
      <style:graphic-properties style:wrap="parallel" style:number-wrapped-paragraphs="no-limit" style:vertical-pos="from-top" style:vertical-rel="frame" style:horizontal-pos="from-left" style:horizontal-rel="frame" fo:padding="0cm" fo:border="none" style:writing-mode="tb-rl">
        <style:columns fo:column-count="1" fo:column-gap="0cm"/>
      </style:graphic-properties>
    </style:style>
    <style:style style:name="fr20" style:family="graphic" style:parent-style-name="Frame">
      <style:graphic-properties style:run-through="foreground" style:wrap="run-through" style:number-wrapped-paragraphs="no-limit" style:vertical-pos="from-top" style:vertical-rel="frame" style:horizontal-pos="from-left" style:horizontal-rel="page" draw:opacity="0%" fo:padding="0cm" fo:border="none" style:writing-mode="tb-rl">
        <style:columns fo:column-count="1" fo:column-gap="0cm"/>
      </style:graphic-properties>
    </style:style>
    <style:style style:name="fr21" style:family="graphic" style:parent-style-name="Frame">
      <style:graphic-properties style:run-through="foreground" style:wrap="run-through" style:number-wrapped-paragraphs="no-limit" style:vertical-pos="from-top" style:vertical-rel="frame" style:horizontal-pos="from-left" style:horizontal-rel="page" fo:padding="0cm" fo:border="none" style:writing-mode="page"/>
    </style:style>
    <style:style style:name="fr22" style:family="graphic" style:parent-style-name="Frame">
      <style:graphic-properties fo:margin-left="0.199cm" fo:margin-right="0cm" fo:margin-top="0.199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writing-mode="tb-rl"/>
    </style:style>
    <style:style style:name="fr23" style:family="graphic" style:parent-style-name="Frame">
      <style:graphic-properties fo:margin-left="0.199cm" fo:margin-right="0cm" fo:margin-top="0cm" fo:margin-bottom="0cm" style:run-through="foreground" style:wrap="none" style:vertical-pos="from-top" style:horizontal-pos="from-left" style:horizontal-rel="paragraph" fo:padding="0cm" fo:border="none" style:writing-mode="page"/>
    </style:style>
    <style:style style:name="fr2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 style:writing-mode="page"/>
    </style:style>
    <style:style style:name="fr2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 style:writing-mode="page">
        <style:columns fo:column-count="1" fo:column-gap="0cm"/>
      </style:graphic-properties>
    </style:style>
    <style:style style:name="fr2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 style:writing-mode="page" draw:textarea-vertical-align="top">
        <style:columns fo:column-count="1" fo:column-gap="0cm"/>
      </style:graphic-properties>
    </style:style>
    <style:style style:name="fr27" style:family="graphic" style:parent-style-name="Frame">
      <style:graphic-properties style:run-through="foreground" style:wrap="run-through" style:number-wrapped-paragraphs="no-limit" style:vertical-pos="from-top" style:vertical-rel="frame" style:horizontal-pos="from-left" style:horizontal-rel="frame" fo:padding="0cm" fo:border="none" style:writing-mode="tb-rl"/>
    </style:style>
    <style:style style:name="fr28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 style:writing-mode="page"/>
    </style:style>
    <style:style style:name="fr29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writing-mode="page">
        <style:columns fo:column-count="1" fo:column-gap="0cm"/>
      </style:graphic-properties>
    </style:style>
    <style:style style:name="fr30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writing-mode="page"/>
    </style:style>
    <style:style style:name="fr3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writing-mode="page" draw:textarea-vertical-align="top">
        <style:columns fo:column-count="1" fo:column-gap="0cm"/>
      </style:graphic-properties>
    </style:style>
    <style:style style:name="fr32" style:family="graphic" style:parent-style-name="Frame">
      <style:graphic-properties style:wrap="run-through" style:number-wrapped-paragraphs="no-limit" style:vertical-pos="from-top" style:vertical-rel="frame" style:horizontal-pos="from-left" style:horizontal-rel="page" draw:opacity="0%" fo:padding="0cm" fo:border="none" style:writing-mode="tb-rl">
        <style:columns fo:column-count="1" fo:column-gap="0cm"/>
      </style:graphic-properties>
    </style:style>
    <style:style style:name="fr33" style:family="graphic" style:parent-style-name="Frame">
      <style:graphic-properties style:print-content="false" style:wrap="run-through" style:number-wrapped-paragraphs="no-limit" style:vertical-pos="from-top" style:vertical-rel="frame" style:horizontal-pos="from-left" style:horizontal-rel="frame" fo:padding="0cm" fo:border="non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5" text:name="Zip22"/>
        <text:user-field-decl office:value-type="string" office:string-value="1" text:name="Zip11"/>
        <text:user-field-decl office:value-type="string" office:string-value="2" text:name="Zip12"/>
        <text:user-field-decl office:value-type="string" office:string-value="3" text:name="Zip13"/>
        <text:user-field-decl office:value-type="string" office:string-value="4" text:name="Zip21"/>
        <text:user-field-decl office:value-type="string" office:string-value="6" text:name="Zip23"/>
        <text:user-field-decl office:value-type="string" office:string-value="7" text:name="Zip24"/>
        <text:user-field-decl office:value-type="string" office:string-value="7" text:name="SZip11"/>
        <text:user-field-decl office:value-type="string" office:string-value="8" text:name="SZip12"/>
        <text:user-field-decl office:value-type="string" office:string-value="9" text:name="SZip13"/>
        <text:user-field-decl office:value-type="string" office:string-value="0" text:name="SZip21"/>
        <text:user-field-decl office:value-type="string" office:string-value="9" text:name="SZip22"/>
        <text:user-field-decl office:value-type="string" office:string-value="8" text:name="SZip23"/>
        <text:user-field-decl office:value-type="string" office:string-value="7" text:name="SZip24"/>
        <text:user-field-decl office:value-type="string" office:string-value="東京都中央区一丁目一番地一号" text:name="SAddr1"/>
        <text:user-field-decl office:value-type="string" office:string-value="チュウオウビルディング101" text:name="SAddr2"/>
        <text:user-field-decl office:value-type="string" office:string-value="架空の会社 ペーパー部" text:name="SAddr3"/>
        <text:user-field-decl office:value-type="string" office:string-value="山田" text:name="SFamilyName1"/>
        <text:user-field-decl office:value-type="string" office:string-value="鈴木山" text:name="SFamilyName2"/>
        <text:user-field-decl office:value-type="string" office:string-value="三人目" text:name="SFamilyName3"/>
        <text:user-field-decl office:value-type="string" office:string-value="東京都中央区中央町" text:name="Addr1"/>
        <text:user-field-decl office:value-type="string" office:string-value="六丁目六番六号" text:name="Addr2"/>
        <text:user-field-decl office:value-type="string" office:string-value="ドコゾノビルディング666号" text:name="Addr3"/>
        <text:user-field-decl office:value-type="string" office:string-value="普通野株式会社 総務部" text:name="Organization"/>
        <text:user-field-decl office:value-type="string" office:string-value="会長" text:name="OrganizationRole1"/>
        <text:user-field-decl office:value-type="string" office:string-value="課長補佐" text:name="OrganizationRole2"/>
        <text:user-field-decl office:value-type="string" office:string-value="係長" text:name="OrganizationRole3"/>
        <text:user-field-decl office:value-type="string" office:string-value="田山" text:name="FamilyName1"/>
        <text:user-field-decl office:value-type="string" office:string-value="一朗太" text:name="FirstName1"/>
        <text:user-field-decl office:value-type="string" office:string-value="華子" text:name="FirstName2"/>
        <text:user-field-decl office:value-type="string" office:string-value="兵衛" text:name="FirstName3"/>
        <text:user-field-decl office:value-type="string" office:string-value="佐藤" text:name="FamilyName2"/>
        <text:user-field-decl office:value-type="string" office:string-value="斎藤" text:name="FamilyName3"/>
        <text:user-field-decl office:value-type="string" office:string-value="様" text:name="NameTitle1"/>
        <text:user-field-decl office:value-type="string" office:string-value="御中" text:name="NameTitle2"/>
        <text:user-field-decl office:value-type="string" office:string-value="殿" text:name="NameTitle3"/>
        <text:user-field-decl office:value-type="string" office:string-value="花子" text:name="SFirstName2"/>
        <text:user-field-decl office:value-type="string" office:string-value="太一郎" text:name="SFirstName1"/>
        <text:user-field-decl office:value-type="string" office:string-value="権兵衛" text:name="SFirstName3"/>
      </text:user-field-decls>
      <draw:frame draw:style-name="fr1" draw:name="全体" text:anchor-type="page" text:anchor-page-number="1" svg:x="0cm" svg:y="0cm" svg:width="9.999cm" svg:height="14.317cm" draw:z-index="0">
        <draw:text-box>
          <draw:frame draw:style-name="fr2" draw:name="ToZipFrame" text:anchor-type="frame" svg:x="4.12cm" svg:y="0.954cm" svg:width="5.041cm" svg:height="0.968cm" draw:z-index="1">
            <draw:text-box>
              <draw:frame draw:style-name="fr3" draw:name="Zip11Frame" text:anchor-type="frame" svg:x="0.129cm" svg:y="0.037cm" svg:width="0.603cm" draw:z-index="2">
                <draw:text-box fo:min-height="0.843cm">
                  <text:p text:style-name="P2"><text:user-field-get text:name="Zip11">1</text:user-field-get></text:p>
                </draw:text-box>
              </draw:frame>
              <draw:frame draw:style-name="fr4" draw:name="Zip12Frame" text:anchor-type="frame" svg:x="0.822cm" svg:y="0.041cm" svg:width="0.603cm" draw:z-index="3">
                <draw:text-box fo:min-height="0.843cm">
                  <text:p text:style-name="P2"><text:user-field-get text:name="Zip12">2</text:user-field-get></text:p>
                </draw:text-box>
              </draw:frame>
              <draw:frame draw:style-name="fr4" draw:name="Zip13Frame" text:anchor-type="frame" svg:x="1.519cm" svg:y="0.042cm" svg:width="0.603cm" draw:z-index="4">
                <draw:text-box fo:min-height="0.843cm">
                  <text:p text:style-name="P2"><text:user-field-get text:name="Zip13">3</text:user-field-get></text:p>
                </draw:text-box>
              </draw:frame>
              <draw:frame draw:style-name="fr4" draw:name="Zip21Frame" text:anchor-type="frame" svg:x="2.282cm" svg:y="0.051cm" svg:width="0.586cm" draw:z-index="5">
                <draw:text-box fo:min-height="0.82cm">
                  <text:p text:style-name="P2"><text:user-field-get text:name="Zip21">4</text:user-field-get></text:p>
                </draw:text-box>
              </draw:frame>
              <draw:frame draw:style-name="fr4" draw:name="Zip22Frame" text:anchor-type="frame" svg:x="2.965cm" svg:y="0.056cm" svg:width="0.586cm" draw:z-index="6">
                <draw:text-box fo:min-height="0.82cm">
                  <text:p text:style-name="P2"><text:user-field-get text:name="Zip22">5</text:user-field-get></text:p>
                </draw:text-box>
              </draw:frame>
              <draw:frame draw:style-name="fr4" draw:name="Zip23Frame" text:anchor-type="frame" svg:x="3.639cm" svg:y="0.049cm" svg:width="0.586cm" draw:z-index="7">
                <draw:text-box fo:min-height="0.82cm">
                  <text:p text:style-name="P2"><text:user-field-get text:name="Zip23">6</text:user-field-get></text:p>
                </draw:text-box>
              </draw:frame>
              <draw:frame draw:style-name="fr4" draw:name="Zip24Frame" text:anchor-type="frame" svg:x="4.323cm" svg:y="0.067cm" svg:width="0.586cm" draw:z-index="8">
                <draw:text-box fo:min-height="0.82cm">
                  <text:p text:style-name="P2"><text:user-field-get text:name="Zip24">7</text:user-field-get></text:p>
                </draw:text-box>
              </draw:frame>
              <text:p text:style-name="Frame_20_contents"/>
            </draw:text-box>
          </draw:frame>
          <draw:frame draw:style-name="fr5" draw:name="wholeToFrame" text:anchor-type="frame" svg:x="4.14cm" svg:y="2.521cm" svg:width="5.122cm" svg:height="9.557cm" draw:z-index="22">
            <draw:text-box>
              <draw:frame draw:style-name="fr6" draw:name="WholeAddressFrame" text:anchor-type="frame" svg:x="0cm" svg:y="0cm" svg:width="1.84cm" svg:height="8.811cm" draw:z-index="23">
                <draw:text-box>
                  <draw:frame draw:style-name="fr7" draw:name="Addr1Frame" text:anchor-type="frame" svg:x="0cm" svg:y="0.004cm" svg:width="0.54cm" draw:z-index="24">
                    <draw:text-box fo:min-height="8.652cm">
                      <text:p text:style-name="P5"><text:user-field-get text:name="Addr1">東京都中央区中央町</text:user-field-get></text:p>
                    </draw:text-box>
                  </draw:frame>
                  <draw:frame draw:style-name="fr7" draw:name="Addr2Frame" text:anchor-type="frame" svg:x="0cm" svg:y="0.654cm" svg:width="0.476cm" draw:z-index="25">
                    <draw:text-box fo:min-height="8.638cm">
                      <text:p text:style-name="P24"><text:user-field-get text:name="Addr2">六丁目六番六号</text:user-field-get></text:p>
                    </draw:text-box>
                  </draw:frame>
                  <draw:frame draw:style-name="fr8" draw:name="Addr3Frame" text:anchor-type="frame" svg:x="0cm" svg:y="1.346cm" svg:width="0.413cm" draw:z-index="26">
                    <draw:text-box fo:min-height="8.652cm">
                      <text:p text:style-name="P25"><text:user-field-get text:name="Addr3">ドコゾノビルディング666号</text:user-field-get></text:p>
                    </draw:text-box>
                  </draw:frame>
                  <text:p text:style-name="Frame_20_contents"/>
                  <text:p text:style-name="Frame_20_contents"/>
                  <text:p text:style-name="Frame_20_contents"/>
                  <text:p text:style-name="Frame_20_contents"/>
                  <text:p text:style-name="Frame_20_contents"/>
                </draw:text-box>
              </draw:frame>
              <text:p text:style-name="Frame_20_contents"/>
              <text:p text:style-name="Frame_20_contents"/>
              <text:p text:style-name="Frame_20_contents"/>
              <text:p text:style-name="Frame_20_contents"/>
              <text:p text:style-name="Frame_20_contents"><draw:frame draw:style-name="fr9" draw:name="ToWholeNameFrame" text:anchor-type="paragraph" svg:x="0cm" svg:y="0.453cm" svg:width="2.265cm" draw:z-index="27"><draw:text-box fo:min-height="9.557cm"><text:p text:style-name="P6"><draw:frame draw:style-name="fr10" draw:name="CompanyFrame" text:anchor-type="paragraph" svg:x="0.049cm" svg:y="0cm" draw:z-index="28"><draw:text-box fo:min-height="7.151cm" fo:min-width="0.393cm"><text:p text:style-name="P23"><text:user-field-get text:name="Organization">普通野株式会社 総務部</text:user-field-get></text:p></draw:text-box></draw:frame></text:p><text:p text:style-name="P6"><draw:frame draw:style-name="fr11" draw:name="GivenNamesFrame" text:anchor-type="paragraph" svg:x="0.118cm" svg:y="0.046cm" draw:z-index="29"><draw:text-box fo:min-height="9.373cm" fo:min-width="1.275cm"><text:p text:style-name="P18"><text:span text:style-name="T4"><text:user-field-get text:name="OrganizationRole1">会長</text:user-field-get></text:span><text:span text:style-name="T2"><text:user-field-get text:name="FamilyName1">田山</text:user-field-get></text:span><text:s/><text:span text:style-name="T1"><text:user-field-get text:name="FirstName1">一朗太</text:user-field-get></text:span><text:s/><text:span text:style-name="T1"><text:user-field-get text:name="NameTitle1">様</text:user-field-get></text:span></text:p></draw:text-box></draw:frame></text:p></draw:text-box></draw:frame></text:p>
            </draw:text-box>
          </draw:frame>
          <draw:frame draw:style-name="fr12" draw:name="P1Desc" text:anchor-type="frame" svg:x="0.21cm" svg:y="0.21cm" svg:width="3.621cm" draw:z-index="93">
            <draw:text-box fo:min-height="1.111cm">
              <text:p text:style-name="P13">※この枠内は印刷されない<text:span text:style-name="T3">。</text:span></text:p>
              <text:p text:style-name="P29">枠のプロパティ、印刷がオフだ</text:p>
              <text:p text:style-name="P12">宛先が一人用</text:p>
            </draw:text-box>
          </draw:frame>
          <text:p text:style-name="Frame_20_contents"/>
        </draw:text-box>
      </draw:frame>
      <draw:frame draw:style-name="fr13" draw:name="SenderZipFrame" text:anchor-type="page" text:anchor-page-number="1" svg:x="0.33cm" svg:y="11.952cm" svg:width="3.101cm" svg:height="0.773cm" draw:z-index="9">
        <draw:text-box>
          <draw:frame draw:style-name="fr3" draw:name="SZip11Frame" text:anchor-type="frame" svg:x="0.071cm" svg:y="0.12cm" svg:width="0.392cm" draw:z-index="10">
            <draw:text-box fo:min-height="0.623cm">
              <text:p text:style-name="P1"><text:user-field-get text:name="SZip11">7</text:user-field-get></text:p>
            </draw:text-box>
          </draw:frame>
          <draw:frame draw:style-name="fr4" draw:name="SZip12Frame" text:anchor-type="frame" svg:x="0.478cm" svg:y="0.125cm" svg:width="0.392cm" draw:z-index="11">
            <draw:text-box fo:min-height="0.623cm">
              <text:p text:style-name="P1"><text:user-field-get text:name="SZip12">8</text:user-field-get></text:p>
            </draw:text-box>
          </draw:frame>
          <draw:frame draw:style-name="fr3" draw:name="SZip13Frame" text:anchor-type="frame" svg:x="0.868cm" svg:y="0.125cm" svg:width="0.392cm" draw:z-index="12">
            <draw:text-box fo:min-height="0.623cm">
              <text:p text:style-name="P1"><text:user-field-get text:name="SZip13">9</text:user-field-get></text:p>
            </draw:text-box>
          </draw:frame>
          <draw:frame draw:style-name="fr4" draw:name="SZip21Frame" text:anchor-type="frame" svg:x="1.376cm" svg:y="0.122cm" svg:width="0.392cm" draw:z-index="13">
            <draw:text-box fo:min-height="0.623cm">
              <text:p text:style-name="P1"><text:user-field-get text:name="SZip21">0</text:user-field-get></text:p>
            </draw:text-box>
          </draw:frame>
          <draw:frame draw:style-name="fr3" draw:name="SZip22Frame" text:anchor-type="frame" svg:x="1.783cm" svg:y="0.122cm" svg:width="0.392cm" draw:z-index="14">
            <draw:text-box fo:min-height="0.623cm">
              <text:p text:style-name="P1"><text:user-field-get text:name="SZip22">9</text:user-field-get></text:p>
            </draw:text-box>
          </draw:frame>
          <draw:frame draw:style-name="fr3" draw:name="SZip23Frame" text:anchor-type="frame" svg:x="2.173cm" svg:y="0.122cm" svg:width="0.392cm" draw:z-index="15">
            <draw:text-box fo:min-height="0.623cm">
              <text:p text:style-name="P1"><text:user-field-get text:name="SZip23">8</text:user-field-get></text:p>
            </draw:text-box>
          </draw:frame>
          <draw:frame draw:style-name="fr3" draw:name="SZip24Frame" text:anchor-type="frame" svg:x="2.563cm" svg:y="0.122cm" svg:width="0.392cm" draw:z-index="16">
            <draw:text-box fo:min-height="0.623cm">
              <text:p text:style-name="P1"><text:user-field-get text:name="SZip24">7</text:user-field-get></text:p>
            </draw:text-box>
          </draw:frame>
          <text:p text:style-name="Frame_20_contents"/>
        </draw:text-box>
      </draw:frame>
      <draw:frame draw:style-name="fr14" draw:name="WholeSenderFrame" text:anchor-type="page" text:anchor-page-number="1" svg:x="0.203cm" svg:y="5.731cm" svg:width="2.96cm" svg:height="6.033cm" draw:z-index="17">
        <draw:text-box>
          <draw:frame draw:style-name="fr15" draw:name="SenderAddrFrame" text:anchor-type="frame" svg:x="0cm" svg:y="0cm" svg:width="1.055cm" svg:height="6.033cm" draw:z-index="18">
            <draw:text-box>
              <text:p text:style-name="P17"><text:user-field-get text:name="SAddr1">東京都中央区一丁目一番地一号</text:user-field-get></text:p>
              <text:p text:style-name="P27"><text:user-field-get text:name="SAddr2">チュウオウビルディング101</text:user-field-get></text:p>
              <text:p text:style-name="P28"><text:user-field-get text:name="SAddr3">架空の会社 ペーパー部</text:user-field-get></text:p>
            </draw:text-box>
          </draw:frame>
          <text:p text:style-name="Frame_20_contents"><draw:frame draw:style-name="fr16" draw:name="SenderNameFrame" text:anchor-type="paragraph" svg:x="0.52cm" svg:y="1.249cm" svg:height="5.442cm" draw:z-index="19"><draw:text-box fo:min-width="1.531cm"><draw:frame draw:style-name="fr17" draw:name="SName1Frame" text:anchor-type="frame" svg:x="-0.072cm" svg:y="0cm" svg:height="1.896cm" draw:z-index="20"><draw:text-box fo:min-width="1.319cm"><text:p text:style-name="P16"><text:user-field-get text:name="SFamilyName1">山田</text:user-field-get></text:p><text:p text:style-name="P22"><text:user-field-get text:name="SFamilyName2">鈴木山</text:user-field-get></text:p><text:p text:style-name="P22"><text:user-field-get text:name="SFamilyName3">三人目</text:user-field-get></text:p></draw:text-box></draw:frame><draw:frame draw:style-name="fr17" draw:name="SenderFirstNameFrame" text:anchor-type="frame" svg:x="2.35cm" svg:y="0cm" svg:height="2.491cm" draw:z-index="21"><draw:text-box fo:min-width="1.319cm"><text:p text:style-name="P16"><text:user-field-get text:name="SFirstName1">太一郎</text:user-field-get></text:p><text:p text:style-name="P4"><text:user-field-get text:name="SFirstName2">花子</text:user-field-get></text:p><text:p text:style-name="P4"><text:user-field-get text:name="SFirstName3">権兵衛</text:user-field-get></text:p><text:p text:style-name="P22"/></draw:text-box></draw:frame><text:p text:style-name="P3"/></draw:text-box></draw:frame></text:p>
        </draw:text-box>
      </draw:frame>
      <draw:frame draw:style-name="fr1" draw:name="枠1" text:anchor-type="page" text:anchor-page-number="3" svg:x="0cm" svg:y="0cm" svg:width="9.999cm" svg:height="14.203cm" draw:z-index="30">
        <draw:text-box>
          <draw:frame draw:style-name="fr2" draw:name="枠2" text:anchor-type="frame" svg:x="4.12cm" svg:y="0.954cm" svg:width="5.041cm" svg:height="0.968cm" draw:z-index="31">
            <draw:text-box>
              <draw:frame draw:style-name="fr3" draw:name="枠3" text:anchor-type="frame" svg:x="0.129cm" svg:y="0.037cm" svg:width="0.603cm" draw:z-index="32">
                <draw:text-box fo:min-height="0.843cm">
                  <text:p text:style-name="P2"><text:user-field-get text:name="Zip11">1</text:user-field-get></text:p>
                </draw:text-box>
              </draw:frame>
              <draw:frame draw:style-name="fr4" draw:name="枠4" text:anchor-type="frame" svg:x="0.822cm" svg:y="0.041cm" svg:width="0.603cm" draw:z-index="33">
                <draw:text-box fo:min-height="0.843cm">
                  <text:p text:style-name="P2"><text:user-field-get text:name="Zip12">2</text:user-field-get></text:p>
                </draw:text-box>
              </draw:frame>
              <draw:frame draw:style-name="fr4" draw:name="枠5" text:anchor-type="frame" svg:x="1.519cm" svg:y="0.042cm" svg:width="0.603cm" draw:z-index="34">
                <draw:text-box fo:min-height="0.843cm">
                  <text:p text:style-name="P2"><text:user-field-get text:name="Zip13">3</text:user-field-get></text:p>
                </draw:text-box>
              </draw:frame>
              <draw:frame draw:style-name="fr4" draw:name="枠6" text:anchor-type="frame" svg:x="2.282cm" svg:y="0.051cm" svg:width="0.586cm" draw:z-index="35">
                <draw:text-box fo:min-height="0.82cm">
                  <text:p text:style-name="P2"><text:user-field-get text:name="Zip21">4</text:user-field-get></text:p>
                </draw:text-box>
              </draw:frame>
              <draw:frame draw:style-name="fr4" draw:name="枠7" text:anchor-type="frame" svg:x="2.965cm" svg:y="0.056cm" svg:width="0.586cm" draw:z-index="36">
                <draw:text-box fo:min-height="0.82cm">
                  <text:p text:style-name="P2"><text:user-field-get text:name="Zip22">5</text:user-field-get></text:p>
                </draw:text-box>
              </draw:frame>
              <draw:frame draw:style-name="fr4" draw:name="枠8" text:anchor-type="frame" svg:x="3.639cm" svg:y="0.049cm" svg:width="0.586cm" draw:z-index="37">
                <draw:text-box fo:min-height="0.82cm">
                  <text:p text:style-name="P2"><text:user-field-get text:name="Zip23">6</text:user-field-get></text:p>
                </draw:text-box>
              </draw:frame>
              <draw:frame draw:style-name="fr4" draw:name="枠9" text:anchor-type="frame" svg:x="4.323cm" svg:y="0.067cm" svg:width="0.586cm" draw:z-index="38">
                <draw:text-box fo:min-height="0.82cm">
                  <text:p text:style-name="P2"><text:user-field-get text:name="Zip24">7</text:user-field-get></text:p>
                </draw:text-box>
              </draw:frame>
              <text:p text:style-name="Frame_20_contents"/>
            </draw:text-box>
          </draw:frame>
          <draw:frame draw:style-name="fr18" draw:name="枠10" text:anchor-type="frame" svg:x="0.33cm" svg:y="11.952cm" svg:width="3.101cm" svg:height="0.773cm" draw:z-index="39">
            <draw:text-box>
              <draw:frame draw:style-name="fr3" draw:name="枠11" text:anchor-type="frame" svg:x="2.563cm" svg:y="0.122cm" svg:width="0.392cm" draw:z-index="40">
                <draw:text-box fo:min-height="0.623cm">
                  <text:p text:style-name="P1"><text:user-field-get text:name="SZip24">7</text:user-field-get></text:p>
                </draw:text-box>
              </draw:frame>
              <draw:frame draw:style-name="fr3" draw:name="枠12" text:anchor-type="frame" svg:x="2.173cm" svg:y="0.122cm" svg:width="0.392cm" draw:z-index="41">
                <draw:text-box fo:min-height="0.623cm">
                  <text:p text:style-name="P1"><text:user-field-get text:name="SZip23">8</text:user-field-get></text:p>
                </draw:text-box>
              </draw:frame>
              <draw:frame draw:style-name="fr3" draw:name="枠13" text:anchor-type="frame" svg:x="1.783cm" svg:y="0.122cm" svg:width="0.392cm" draw:z-index="42">
                <draw:text-box fo:min-height="0.623cm">
                  <text:p text:style-name="P1"><text:user-field-get text:name="SZip22">9</text:user-field-get></text:p>
                </draw:text-box>
              </draw:frame>
              <draw:frame draw:style-name="fr4" draw:name="枠14" text:anchor-type="frame" svg:x="1.376cm" svg:y="0.122cm" svg:width="0.392cm" draw:z-index="43">
                <draw:text-box fo:min-height="0.623cm">
                  <text:p text:style-name="P1"><text:user-field-get text:name="SZip21">0</text:user-field-get></text:p>
                </draw:text-box>
              </draw:frame>
              <draw:frame draw:style-name="fr3" draw:name="枠15" text:anchor-type="frame" svg:x="0.868cm" svg:y="0.125cm" svg:width="0.392cm" draw:z-index="44">
                <draw:text-box fo:min-height="0.623cm">
                  <text:p text:style-name="P1"><text:user-field-get text:name="SZip13">9</text:user-field-get></text:p>
                </draw:text-box>
              </draw:frame>
              <draw:frame draw:style-name="fr4" draw:name="枠16" text:anchor-type="frame" svg:x="0.478cm" svg:y="0.125cm" svg:width="0.392cm" draw:z-index="45">
                <draw:text-box fo:min-height="0.623cm">
                  <text:p text:style-name="P1"><text:user-field-get text:name="SZip12">8</text:user-field-get></text:p>
                </draw:text-box>
              </draw:frame>
              <draw:frame draw:style-name="fr3" draw:name="枠17" text:anchor-type="frame" svg:x="0.071cm" svg:y="0.12cm" svg:width="0.392cm" draw:z-index="46">
                <draw:text-box fo:min-height="0.623cm">
                  <text:p text:style-name="P1"><text:user-field-get text:name="SZip11">7</text:user-field-get></text:p>
                </draw:text-box>
              </draw:frame>
              <text:p text:style-name="Frame_20_contents"/>
            </draw:text-box>
          </draw:frame>
          <draw:frame draw:style-name="fr19" draw:name="枠18" text:anchor-type="frame" svg:x="0.266cm" svg:y="5.731cm" svg:width="2.96cm" svg:height="6.033cm" draw:z-index="47">
            <draw:text-box>
              <draw:frame draw:style-name="fr15" draw:name="枠19" text:anchor-type="frame" svg:x="0cm" svg:y="0cm" svg:width="1.055cm" svg:height="6.033cm" draw:z-index="48">
                <draw:text-box>
                  <text:p text:style-name="P17"><text:user-field-get text:name="SAddr1">東京都中央区一丁目一番地一号</text:user-field-get></text:p>
                  <text:p text:style-name="P27"><text:user-field-get text:name="SAddr2">チュウオウビルディング101</text:user-field-get></text:p>
                  <text:p text:style-name="P28"><text:user-field-get text:name="SAddr3">架空の会社 ペーパー部</text:user-field-get></text:p>
                </draw:text-box>
              </draw:frame>
              <text:p text:style-name="Frame_20_contents"><draw:frame draw:style-name="fr16" draw:name="枠20" text:anchor-type="paragraph" svg:x="0.52cm" svg:y="1.249cm" svg:height="5.442cm" draw:z-index="49"><draw:text-box fo:min-width="1.531cm"><draw:frame draw:style-name="fr17" draw:name="枠21" text:anchor-type="frame" svg:x="2.35cm" svg:y="0cm" svg:height="2.491cm" draw:z-index="50"><draw:text-box fo:min-width="1.319cm"><text:p text:style-name="P16"><text:user-field-get text:name="SFirstName1">太一郎</text:user-field-get></text:p><text:p text:style-name="P4"><text:user-field-get text:name="SFirstName2">花子</text:user-field-get></text:p><text:p text:style-name="P4"><text:user-field-get text:name="SFirstName3">権兵衛</text:user-field-get></text:p><text:p text:style-name="P22"/></draw:text-box></draw:frame><draw:frame draw:style-name="fr17" draw:name="枠22" text:anchor-type="frame" svg:x="-0.072cm" svg:y="0cm" svg:height="1.896cm" draw:z-index="51"><draw:text-box fo:min-width="1.319cm"><text:p text:style-name="P16"><text:user-field-get text:name="SFamilyName1">山田</text:user-field-get></text:p><text:p text:style-name="P22"><text:user-field-get text:name="SFamilyName2">鈴木山</text:user-field-get></text:p><text:p text:style-name="P22"><text:user-field-get text:name="SFamilyName3">三人目</text:user-field-get></text:p></draw:text-box></draw:frame><text:p text:style-name="P3"/></draw:text-box></draw:frame></text:p>
            </draw:text-box>
          </draw:frame>
          <draw:frame draw:style-name="fr5" draw:name="枠23" text:anchor-type="frame" svg:x="4.14cm" svg:y="2.521cm" svg:width="5.122cm" svg:height="9.557cm" draw:z-index="52">
            <draw:text-box>
              <draw:frame draw:style-name="fr20" draw:name="P3WholeAddressFrame" text:anchor-type="frame" svg:x="0cm" svg:y="0cm" svg:width="1.836cm" svg:height="8.805cm" draw:z-index="56">
                <draw:text-box>
                  <draw:frame draw:style-name="fr21" draw:name="枠28" text:anchor-type="frame" svg:x="0cm" svg:y="0cm" svg:width="0.476cm" draw:z-index="59">
                    <draw:text-box fo:min-height="8.652cm">
                      <text:p text:style-name="P5"><text:user-field-get text:name="Addr1">東京都中央区中央町</text:user-field-get></text:p>
                    </draw:text-box>
                  </draw:frame>
                  <draw:frame draw:style-name="fr7" draw:name="枠29" text:anchor-type="frame" svg:x="0cm" svg:y="0.647cm" svg:width="0.476cm" draw:z-index="58">
                    <draw:text-box fo:min-height="8.638cm">
                      <text:p text:style-name="P24"><text:user-field-get text:name="Addr2">六丁目六番六号</text:user-field-get></text:p>
                    </draw:text-box>
                  </draw:frame>
                  <draw:frame draw:style-name="fr7" draw:name="3Addr3Frame" text:anchor-type="frame" svg:x="0.011cm" svg:y="1.346cm" svg:width="0.409cm" draw:z-index="60">
                    <draw:text-box fo:min-height="7.59cm">
                      <text:p text:style-name="P25"><text:user-field-get text:name="Addr3">ドコゾノビルディング666号</text:user-field-get></text:p>
                    </draw:text-box>
                  </draw:frame>
                  <text:p text:style-name="P15"/>
                </draw:text-box>
              </draw:frame>
              <text:p text:style-name="Frame_20_contents"/>
              <text:p text:style-name="Frame_20_contents"/>
              <text:p text:style-name="Frame_20_contents"/>
              <text:p text:style-name="Frame_20_contents"><draw:frame draw:style-name="fr22" draw:name="P3AddrFrame" text:anchor-type="paragraph" svg:x="0cm" svg:y="0.755cm" svg:width="3.371cm" draw:z-index="53"><draw:text-box fo:min-height="10.543cm"><text:p text:style-name="P14"><text:s/><draw:frame draw:style-name="fr23" draw:name="P3CompanyFrame" text:anchor-type="as-char" svg:y="-0.33cm" draw:z-index="96"><draw:text-box fo:min-height="6.849cm" fo:min-width="0.515cm"><text:p text:style-name="P23"><text:user-field-get text:name="Organization">普通野株式会社 総務部</text:user-field-get></text:p></draw:text-box></draw:frame></text:p><text:p text:style-name="P14"><draw:frame draw:style-name="fr24" draw:name="NamePostsFrame" text:anchor-type="as-char" draw:z-index="54"><draw:text-box fo:min-height="0.041cm" fo:min-width="2.401cm"><text:p text:style-name="P20"><text:user-field-get text:name="OrganizationRole1">会長</text:user-field-get><text:span text:style-name="T5">　</text:span></text:p><text:p text:style-name="P20"><text:user-field-get text:name="OrganizationRole2">課長補佐</text:user-field-get><text:span text:style-name="T5">　</text:span></text:p><text:p text:style-name="P20"><text:user-field-get text:name="OrganizationRole3">係長</text:user-field-get><text:span text:style-name="T5">　</text:span></text:p></draw:text-box></draw:frame><draw:frame draw:style-name="fr25" draw:name="NamesFrame" text:anchor-type="as-char" svg:width="2.401cm" svg:height="5.937cm" draw:z-index="57"><draw:text-box><text:p text:style-name="P18"><text:user-field-get text:name="FamilyName1">田山</text:user-field-get>　<text:user-field-get text:name="FirstName1">一朗太</text:user-field-get></text:p><text:p text:style-name="P18"><text:user-field-get text:name="FamilyName2">佐藤</text:user-field-get>　<text:user-field-get text:name="FirstName2">華子</text:user-field-get></text:p><text:p text:style-name="P18"><text:user-field-get text:name="FamilyName3">斎藤</text:user-field-get>　<text:user-field-get text:name="FirstName3">兵衛</text:user-field-get></text:p></draw:text-box></draw:frame>　　<draw:frame draw:style-name="fr26" draw:name="P3NameTitlesFrame" text:anchor-type="as-char" svg:y="-1.169cm" draw:z-index="55"><draw:text-box fo:min-height="1.312cm" fo:min-width="2.402cm"><text:p text:style-name="P19"><text:user-field-get text:name="NameTitle1">様</text:user-field-get></text:p><text:p text:style-name="P19"><text:user-field-get text:name="NameTitle2">御中</text:user-field-get></text:p><text:p text:style-name="P19"><text:user-field-get text:name="NameTitle3">殿</text:user-field-get></text:p></draw:text-box></draw:frame></text:p></draw:text-box></draw:frame></text:p>
            </draw:text-box>
          </draw:frame>
          <draw:frame draw:style-name="fr12" draw:name="P3Desc" text:anchor-type="frame" svg:x="0.21cm" svg:y="0.21cm" svg:width="3.621cm" draw:z-index="94">
            <draw:text-box fo:min-height="1.111cm">
              <text:p text:style-name="P13">※この枠内は印刷されない<text:span text:style-name="T3">。</text:span></text:p>
              <text:p text:style-name="P29">枠のプロパティ、印刷がオフだ</text:p>
              <text:p text:style-name="P12">宛先が同一住所の、三人の構成員が宛先の場合用</text:p>
            </draw:text-box>
          </draw:frame>
          <text:p text:style-name="P10"/>
        </draw:text-box>
      </draw:frame>
      <draw:frame draw:style-name="fr1" draw:name="枠27" text:anchor-type="page" text:anchor-page-number="2" svg:x="0cm" svg:y="0cm" svg:width="9.999cm" svg:height="14.203cm" draw:z-index="61">
        <draw:text-box>
          <draw:frame draw:style-name="fr2" draw:name="枠30" text:anchor-type="frame" svg:x="4.12cm" svg:y="0.954cm" svg:width="5.041cm" svg:height="0.968cm" draw:z-index="62">
            <draw:text-box>
              <draw:frame draw:style-name="fr3" draw:name="枠31" text:anchor-type="frame" svg:x="0.129cm" svg:y="0.037cm" svg:width="0.603cm" draw:z-index="63">
                <draw:text-box fo:min-height="0.843cm">
                  <text:p text:style-name="P2"><text:user-field-get text:name="Zip11">1</text:user-field-get></text:p>
                </draw:text-box>
              </draw:frame>
              <draw:frame draw:style-name="fr4" draw:name="枠32" text:anchor-type="frame" svg:x="0.822cm" svg:y="0.041cm" svg:width="0.603cm" draw:z-index="64">
                <draw:text-box fo:min-height="0.843cm">
                  <text:p text:style-name="P2"><text:user-field-get text:name="Zip12">2</text:user-field-get></text:p>
                </draw:text-box>
              </draw:frame>
              <draw:frame draw:style-name="fr4" draw:name="枠33" text:anchor-type="frame" svg:x="1.519cm" svg:y="0.042cm" svg:width="0.603cm" draw:z-index="65">
                <draw:text-box fo:min-height="0.843cm">
                  <text:p text:style-name="P2"><text:user-field-get text:name="Zip13">3</text:user-field-get></text:p>
                </draw:text-box>
              </draw:frame>
              <draw:frame draw:style-name="fr4" draw:name="枠34" text:anchor-type="frame" svg:x="2.282cm" svg:y="0.051cm" svg:width="0.586cm" draw:z-index="66">
                <draw:text-box fo:min-height="0.82cm">
                  <text:p text:style-name="P2"><text:user-field-get text:name="Zip21">4</text:user-field-get></text:p>
                </draw:text-box>
              </draw:frame>
              <draw:frame draw:style-name="fr4" draw:name="枠35" text:anchor-type="frame" svg:x="2.965cm" svg:y="0.056cm" svg:width="0.586cm" draw:z-index="67">
                <draw:text-box fo:min-height="0.82cm">
                  <text:p text:style-name="P2"><text:user-field-get text:name="Zip22">5</text:user-field-get></text:p>
                </draw:text-box>
              </draw:frame>
              <draw:frame draw:style-name="fr4" draw:name="枠36" text:anchor-type="frame" svg:x="3.639cm" svg:y="0.049cm" svg:width="0.586cm" draw:z-index="68">
                <draw:text-box fo:min-height="0.82cm">
                  <text:p text:style-name="P2"><text:user-field-get text:name="Zip23">6</text:user-field-get></text:p>
                </draw:text-box>
              </draw:frame>
              <draw:frame draw:style-name="fr4" draw:name="枠37" text:anchor-type="frame" svg:x="4.323cm" svg:y="0.067cm" svg:width="0.586cm" draw:z-index="69">
                <draw:text-box fo:min-height="0.82cm">
                  <text:p text:style-name="P2"><text:user-field-get text:name="Zip24">7</text:user-field-get></text:p>
                </draw:text-box>
              </draw:frame>
              <text:p text:style-name="Frame_20_contents"/>
            </draw:text-box>
          </draw:frame>
          <draw:frame draw:style-name="fr18" draw:name="枠38" text:anchor-type="frame" svg:x="0.33cm" svg:y="11.952cm" svg:width="3.101cm" svg:height="0.773cm" draw:z-index="70">
            <draw:text-box>
              <draw:frame draw:style-name="fr3" draw:name="枠39" text:anchor-type="frame" svg:x="2.563cm" svg:y="0.122cm" svg:width="0.392cm" draw:z-index="71">
                <draw:text-box fo:min-height="0.623cm">
                  <text:p text:style-name="P1"><text:user-field-get text:name="SZip24">7</text:user-field-get></text:p>
                </draw:text-box>
              </draw:frame>
              <draw:frame draw:style-name="fr3" draw:name="枠40" text:anchor-type="frame" svg:x="2.173cm" svg:y="0.122cm" svg:width="0.392cm" draw:z-index="72">
                <draw:text-box fo:min-height="0.623cm">
                  <text:p text:style-name="P1"><text:user-field-get text:name="SZip23">8</text:user-field-get></text:p>
                </draw:text-box>
              </draw:frame>
              <draw:frame draw:style-name="fr3" draw:name="枠41" text:anchor-type="frame" svg:x="1.783cm" svg:y="0.122cm" svg:width="0.392cm" draw:z-index="73">
                <draw:text-box fo:min-height="0.623cm">
                  <text:p text:style-name="P1"><text:user-field-get text:name="SZip22">9</text:user-field-get></text:p>
                </draw:text-box>
              </draw:frame>
              <draw:frame draw:style-name="fr4" draw:name="枠42" text:anchor-type="frame" svg:x="1.376cm" svg:y="0.122cm" svg:width="0.392cm" draw:z-index="74">
                <draw:text-box fo:min-height="0.623cm">
                  <text:p text:style-name="P1"><text:user-field-get text:name="SZip21">0</text:user-field-get></text:p>
                </draw:text-box>
              </draw:frame>
              <draw:frame draw:style-name="fr3" draw:name="枠43" text:anchor-type="frame" svg:x="0.868cm" svg:y="0.125cm" svg:width="0.392cm" draw:z-index="75">
                <draw:text-box fo:min-height="0.623cm">
                  <text:p text:style-name="P1"><text:user-field-get text:name="SZip13">9</text:user-field-get></text:p>
                </draw:text-box>
              </draw:frame>
              <draw:frame draw:style-name="fr4" draw:name="枠44" text:anchor-type="frame" svg:x="0.478cm" svg:y="0.125cm" svg:width="0.392cm" draw:z-index="76">
                <draw:text-box fo:min-height="0.623cm">
                  <text:p text:style-name="P1"><text:user-field-get text:name="SZip12">8</text:user-field-get></text:p>
                </draw:text-box>
              </draw:frame>
              <draw:frame draw:style-name="fr3" draw:name="枠45" text:anchor-type="frame" svg:x="0.071cm" svg:y="0.12cm" svg:width="0.392cm" draw:z-index="77">
                <draw:text-box fo:min-height="0.623cm">
                  <text:p text:style-name="P1"><text:user-field-get text:name="SZip11">7</text:user-field-get></text:p>
                </draw:text-box>
              </draw:frame>
              <text:p text:style-name="Frame_20_contents"/>
            </draw:text-box>
          </draw:frame>
          <draw:frame draw:style-name="fr19" draw:name="枠46" text:anchor-type="frame" svg:x="0.266cm" svg:y="5.731cm" svg:width="2.96cm" svg:height="6.033cm" draw:z-index="78">
            <draw:text-box>
              <draw:frame draw:style-name="fr15" draw:name="枠47" text:anchor-type="frame" svg:x="0cm" svg:y="0cm" svg:width="1.055cm" svg:height="6.033cm" draw:z-index="79">
                <draw:text-box>
                  <text:p text:style-name="P17"><text:user-field-get text:name="SAddr1">東京都中央区一丁目一番地一号</text:user-field-get></text:p>
                  <text:p text:style-name="P27"><text:user-field-get text:name="SAddr2">チュウオウビルディング101</text:user-field-get></text:p>
                  <text:p text:style-name="P28"><text:user-field-get text:name="SAddr3">架空の会社 ペーパー部</text:user-field-get></text:p>
                </draw:text-box>
              </draw:frame>
              <text:p text:style-name="Frame_20_contents"><draw:frame draw:style-name="fr16" draw:name="枠48" text:anchor-type="paragraph" svg:x="0.52cm" svg:y="1.249cm" svg:height="5.442cm" draw:z-index="80"><draw:text-box fo:min-width="1.531cm"><draw:frame draw:style-name="fr17" draw:name="枠49" text:anchor-type="frame" svg:x="2.35cm" svg:y="0cm" svg:height="2.491cm" draw:z-index="81"><draw:text-box fo:min-width="1.319cm"><text:p text:style-name="P16"><text:user-field-get text:name="SFirstName1">太一郎</text:user-field-get></text:p><text:p text:style-name="P4"><text:user-field-get text:name="SFirstName2">花子</text:user-field-get></text:p><text:p text:style-name="P4"><text:user-field-get text:name="SFirstName3">権兵衛</text:user-field-get></text:p><text:p text:style-name="P22"/></draw:text-box></draw:frame><draw:frame draw:style-name="fr17" draw:name="枠50" text:anchor-type="frame" svg:x="-0.072cm" svg:y="0cm" svg:height="1.896cm" draw:z-index="82"><draw:text-box fo:min-width="1.319cm"><text:p text:style-name="P16"><text:user-field-get text:name="SFamilyName1">山田</text:user-field-get></text:p><text:p text:style-name="P22"><text:user-field-get text:name="SFamilyName2">鈴木山</text:user-field-get></text:p><text:p text:style-name="P22"><text:user-field-get text:name="SFamilyName3">三人目</text:user-field-get></text:p></draw:text-box></draw:frame><text:p text:style-name="P3"/></draw:text-box></draw:frame></text:p>
            </draw:text-box>
          </draw:frame>
          <draw:frame draw:style-name="fr5" draw:name="枠51" text:anchor-type="frame" svg:x="4.14cm" svg:y="2.521cm" svg:width="5.122cm" svg:height="9.557cm" draw:z-index="83">
            <draw:text-box>
              <draw:frame draw:style-name="fr27" draw:name="枠52" text:anchor-type="frame" svg:x="0.051cm" svg:y="2.053cm" svg:width="2.374cm" draw:z-index="84">
                <draw:text-box fo:min-height="9.46cm">
                  <text:p text:style-name="P11"><draw:frame draw:style-name="fr28" draw:name="枠57" text:anchor-type="paragraph" svg:x="0cm" svg:y="0.178cm" draw:z-index="91"><draw:text-box fo:min-height="7.151cm" fo:min-width="0.393cm"><text:p text:style-name="P23"><text:user-field-get text:name="Organization">普通野株式会社 総務部</text:user-field-get></text:p></draw:text-box></draw:frame></text:p>
                  <text:p text:style-name="P7"><draw:frame draw:style-name="fr29" draw:name="枠54" text:anchor-type="paragraph" svg:x="0cm" svg:y="0.014cm" draw:z-index="87"><draw:text-box fo:min-height="2.648cm" fo:min-width="0.801cm"><text:p text:style-name="P21"><text:user-field-get text:name="FamilyName1">田山</text:user-field-get></text:p></draw:text-box></draw:frame><draw:frame draw:style-name="fr30" draw:name="枠55" text:anchor-type="paragraph" svg:x="3.724cm" svg:y="0.03cm" draw:z-index="86"><draw:text-box fo:min-height="3.665cm" fo:min-width="2.402cm"><text:p text:style-name="P18"><text:user-field-get text:name="FirstName1">一朗太</text:user-field-get></text:p><text:p text:style-name="P18"><text:user-field-get text:name="FirstName2">華子</text:user-field-get></text:p><text:p text:style-name="P18"><text:user-field-get text:name="FirstName3">兵衛</text:user-field-get></text:p></draw:text-box></draw:frame><draw:frame draw:style-name="fr31" draw:name="枠56" text:anchor-type="paragraph" svg:x="7.92cm" svg:y="0.041cm" draw:z-index="85"><draw:text-box fo:min-height="1.312cm" fo:min-width="2.402cm"><text:p text:style-name="P19"><text:user-field-get text:name="NameTitle1">様</text:user-field-get></text:p><text:p text:style-name="P19"><text:user-field-get text:name="NameTitle2">御中</text:user-field-get></text:p><text:p text:style-name="P19"><text:user-field-get text:name="NameTitle3">殿</text:user-field-get></text:p></draw:text-box></draw:frame></text:p>
                </draw:text-box>
              </draw:frame>
              <draw:frame draw:style-name="fr32" draw:name="枠58" text:anchor-type="frame" svg:x="0cm" svg:y="0cm" svg:width="1.84cm" svg:height="8.811cm" draw:z-index="88">
                <draw:text-box>
                  <draw:frame draw:style-name="fr7" draw:name="枠60" text:anchor-type="frame" svg:x="0cm" svg:y="0.002cm" svg:width="0.476cm" draw:z-index="89">
                    <draw:text-box fo:min-height="8.652cm">
                      <text:p text:style-name="P5"><text:user-field-get text:name="Addr1">東京都中央区中央町</text:user-field-get></text:p>
                    </draw:text-box>
                  </draw:frame>
                  <draw:frame draw:style-name="fr8" draw:name="枠61" text:anchor-type="frame" svg:x="0cm" svg:y="1.307cm" svg:width="0.409cm" draw:z-index="90">
                    <draw:text-box fo:min-height="7.59cm">
                      <text:p text:style-name="P25"><text:user-field-get text:name="Addr3">ドコゾノビルディング666号</text:user-field-get></text:p>
                    </draw:text-box>
                  </draw:frame>
                  <draw:frame draw:style-name="fr21" draw:name="枠59" text:anchor-type="frame" svg:x="0cm" svg:y="0.61cm" svg:width="0.476cm" draw:z-index="95">
                    <draw:text-box fo:min-height="8.638cm">
                      <text:p text:style-name="P24"><text:user-field-get text:name="Addr2">六丁目六番六号</text:user-field-get></text:p>
                    </draw:text-box>
                  </draw:frame>
                  <text:p text:style-name="P8"/>
                  <text:p text:style-name="P9"/>
                  <text:p text:style-name="Frame_20_contents"/>
                </draw:text-box>
              </draw:frame>
              <text:p text:style-name="Frame_20_contents"/>
              <text:p text:style-name="Frame_20_contents"/>
              <text:p text:style-name="Frame_20_contents"/>
              <text:p text:style-name="Frame_20_contents"/>
            </draw:text-box>
          </draw:frame>
          <draw:frame draw:style-name="fr33" draw:name="P2Desc" text:anchor-type="frame" svg:x="0.21cm" svg:y="0.212cm" svg:width="3.621cm" draw:z-index="92">
            <draw:text-box fo:min-height="1.111cm">
              <text:p text:style-name="P13">※この枠内は印刷されない<text:span text:style-name="T3">。</text:span></text:p>
              <text:p text:style-name="P29">枠のプロパティ、印刷がオフだ</text:p>
              <text:p text:style-name="P12">宛先が同一住所かつ同姓で、構成員が三人までの宛先用</text:p>
            </draw:text-box>
          </draw:frame>
          <text:p text:style-name="P10"/>
        </draw:text-box>
      </draw:frame>
      <text:p text:style-name="Standard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IPA P明朝" svg:font-family="'IPA P明朝'" style:font-pitch="variable"/>
    <style:font-face style:name="IPAexゴシック" svg:font-family="IPAexゴシック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Empty" xlink:href="Pictures/100000000000000800000008AEB03D6432C48F53.png" xlink:type="simple" xlink:show="embed" xlink:actuate="onLoad"/>
    <draw:fill-image draw:name="postcard" xlink:href="Pictures/100000000000049D000006D4F275569DC5CF8DA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14.801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ostcard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23:10:33.309431113</meta:creation-date>
    <meta:editing-duration>P0D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3" meta:paragraph-count="109" meta:word-count="492" meta:character-count="521" meta:non-whitespace-character-count="504"/>
  </office:meta>
</office:document-meta>
</file>